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BM Model M122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Row (8)</text:p>
          </table:table-cell>
          <table:table-cell office:value-type="string" calcext:value-type="string">
            <text:p>Col (20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1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1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2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2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l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-_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+=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Yen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ckspace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b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]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nter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p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;: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“’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\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nter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shif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UB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shif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ctr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l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ctr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ge Up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ge Down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umlock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um=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um/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um*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-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+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EnterT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umEnterB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umDot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umComma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um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um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um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um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um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um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um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um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um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00-00-00</text:date>, <text:time style:data-style-name="N2" text:time-value="19:53:02.8079566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2T17:44:28.231623504</meta:creation-date>
    <dc:date>2022-02-10T19:59:50.362041290</dc:date>
    <meta:editing-duration>PT1H6M31S</meta:editing-duration>
    <meta:editing-cycles>10</meta:editing-cycles>
    <meta:generator>LibreOffice/7.3.0.3$Linux_X86_64 LibreOffice_project/30$Build-3</meta:generator>
    <meta:document-statistic meta:table-count="1" meta:cell-count="385" meta:object-count="0"/>
  </office:meta>
</office:document-meta>
</file>